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64cm" fo:min-width="0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9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7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63cm" fo:min-width="0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1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cm" svg:height="1.5cm" svg:x="5.409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7.5cm" svg:height="1.5cm" svg:x="0.5cm" svg:y="0.5cm">
          <draw:text-box>
            <text:p>Command Mode</text:p>
          </draw:text-box>
        </draw:frame>
        <draw:frame draw:style-name="gr3" draw:text-style-name="P2" draw:layer="layout" svg:width="7.792cm" svg:height="1.673cm" svg:x="5.5cm" svg:y="13cm">
          <draw:text-box>
            <text:p text:style-name="P3"><text:span text:style-name="T1">enter command mode:</text:span><text:span text:style-name="T1"><text:line-break/></text:span><text:span text:style-name="T1">press low Bb and </text:span>draw air</text:p>
          </draw:text-box>
        </draw:frame>
        <draw:frame draw:style-name="gr4" draw:text-style-name="P2" draw:layer="layout" svg:width="7.584cm" svg:height="1.673cm" svg:x="18.916cm" svg:y="12.827cm">
          <draw:text-box>
            <text:p>leave command mode:</text:p>
            <text:p>Press all three palm keys</text:p>
          </draw:text-box>
        </draw:frame>
        <draw:frame draw:style-name="gr5" draw:text-style-name="P4" draw:layer="layout" svg:width="7.327cm" svg:height="12.194cm" svg:x="2.173cm" svg:y="2.479cm">
          <draw:image xlink:href="../keys/keys_commandmode_enter.png" xlink:type="simple" xlink:show="embed" xlink:actuate="onLoad" draw:mime-type="image/png">
            <text:p/>
          </draw:image>
        </draw:frame>
        <draw:frame draw:style-name="gr5" draw:text-style-name="P4" draw:layer="layout" svg:width="7.327cm" svg:height="12.194cm" svg:x="15.5cm" svg:y="2.306cm">
          <draw:image xlink:href="../keys/keys_exit_mod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2" draw:layer="layout" svg:width="1.226cm" svg:height="0.962cm" svg:x="2.5cm" svg:y="13.194cm">
          <draw:text-box>
            <text:p>+1</text:p>
          </draw:text-box>
        </draw:frame>
        <draw:frame draw:style-name="gr8" draw:text-style-name="P2" draw:layer="layout" svg:width="1.065cm" svg:height="0.962cm" svg:x="10.5cm" svg:y="13.194cm">
          <draw:text-box>
            <text:p>-1</text:p>
          </draw:text-box>
        </draw:frame>
        <draw:frame draw:style-name="gr9" draw:text-style-name="P2" draw:layer="layout" svg:width="1.577cm" svg:height="0.962cm" svg:x="16.5cm" svg:y="13.232cm">
          <draw:text-box>
            <text:p>+10</text:p>
          </draw:text-box>
        </draw:frame>
        <draw:frame draw:style-name="gr10" draw:text-style-name="P2" draw:layer="layout" svg:width="1.416cm" svg:height="0.962cm" svg:x="23.584cm" svg:y="13.232cm">
          <draw:text-box>
            <text:p>-10</text:p>
          </draw:text-box>
        </draw:frame>
        <draw:frame draw:style-name="gr11" draw:text-style-name="P2" draw:layer="layout" svg:width="14.98cm" svg:height="0.962cm" svg:x="0.52cm" svg:y="0.538cm">
          <draw:text-box>
            <text:p>When in command mode: scroll through the sounds</text:p>
          </draw:text-box>
        </draw:frame>
        <draw:frame draw:style-name="gr5" draw:text-style-name="P4" draw:layer="layout" svg:width="7.327cm" svg:height="12.194cm" svg:x="-1cm" svg:y="2.5cm">
          <draw:image xlink:href="../keys/keys_scroll_sounds_up_1.png" xlink:type="simple" xlink:show="embed" xlink:actuate="onLoad" draw:mime-type="image/png">
            <text:p/>
          </draw:image>
        </draw:frame>
        <draw:frame draw:style-name="gr5" draw:text-style-name="P4" draw:layer="layout" svg:width="7.327cm" svg:height="12.194cm" svg:x="20.327cm" svg:y="2.606cm">
          <draw:image xlink:href="../keys/keys_scroll_sounds_down_10.png" xlink:type="simple" xlink:show="embed" xlink:actuate="onLoad" draw:mime-type="image/png">
            <text:p/>
          </draw:image>
        </draw:frame>
        <draw:frame draw:style-name="gr5" draw:text-style-name="P4" draw:layer="layout" svg:width="7.327cm" svg:height="12.194cm" svg:x="13.2cm" svg:y="2.606cm">
          <draw:image xlink:href="../keys/keys_scroll_sounds_up_10.png" xlink:type="simple" xlink:show="embed" xlink:actuate="onLoad" draw:mime-type="image/png">
            <text:p/>
          </draw:image>
        </draw:frame>
        <draw:frame draw:style-name="gr5" draw:text-style-name="P4" draw:layer="layout" svg:width="7.327cm" svg:height="12.194cm" svg:x="6.269cm" svg:y="2.553cm">
          <draw:image xlink:href="../keys/keys_scroll_sounds_down_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2" draw:text-style-name="P6" draw:layer="layout" svg:width="7.5cm" svg:height="2cm" svg:x="0.5cm" svg:y="0.5cm">
          <draw:text-box>
            <text:p><text:span text:style-name="T2">Transpose Mode</text:span></text:p>
          </draw:text-box>
        </draw:frame>
        <draw:frame draw:style-name="gr13" draw:text-style-name="P6" draw:layer="layout" svg:width="7.512cm" svg:height="1.673cm" svg:x="5cm" svg:y="12.827cm">
          <draw:text-box>
            <text:p><text:span text:style-name="T1">enter transpose mode:</text:span><text:span text:style-name="T1"><text:line-break/></text:span><text:span text:style-name="T1">P</text:span><text:span text:style-name="T2">ress low B and draw air</text:span></text:p>
          </draw:text-box>
        </draw:frame>
        <draw:frame draw:style-name="gr4" draw:text-style-name="P6" draw:layer="layout" svg:width="7.584cm" svg:height="1.673cm" svg:x="18.416cm" svg:y="12.327cm">
          <draw:text-box>
            <text:p><text:span text:style-name="T2">leave transpose mode:</text:span></text:p>
            <text:p><text:span text:style-name="T2">Press all three palm keys</text:span></text:p>
          </draw:text-box>
        </draw:frame>
        <draw:custom-shape draw:style-name="gr1" draw:text-style-name="P1" draw:layer="layout" svg:width="0.5cm" svg:height="1.5cm" svg:x="5.41cm" svg:y="1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7.327cm" svg:height="12.194cm" svg:x="2cm" svg:y="2.5cm">
          <draw:image xlink:href="../keys/keys_transposemode_enter.png" xlink:type="simple" xlink:show="embed" xlink:actuate="onLoad" draw:mime-type="image/png">
            <text:p/>
          </draw:image>
        </draw:frame>
        <draw:frame draw:style-name="gr5" draw:text-style-name="P4" draw:layer="layout" svg:width="7.327cm" svg:height="12.194cm" svg:x="15.5cm" svg:y="2.5cm">
          <draw:image xlink:href="../keys/keys_exit_mod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2" draw:layer="layout" svg:width="6.877cm" svg:height="0.962cm" svg:x="4cm" svg:y="13.538cm">
          <draw:text-box>
            <text:p>play E flat and blow air</text:p>
          </draw:text-box>
        </draw:frame>
        <draw:frame draw:style-name="gr14" draw:text-style-name="P2" draw:layer="layout" svg:width="6.877cm" svg:height="0.962cm" svg:x="13.123cm" svg:y="13.538cm">
          <draw:text-box>
            <text:p>play B flat and blow air</text:p>
          </draw:text-box>
        </draw:frame>
        <draw:frame draw:style-name="gr15" draw:text-style-name="P2" draw:layer="layout" svg:width="5.887cm" svg:height="1.673cm" svg:x="22.113cm" svg:y="13.5cm">
          <draw:text-box>
            <text:p>play high C and </text:p>
            <text:p>blow air</text:p>
          </draw:text-box>
        </draw:frame>
        <draw:custom-shape draw:style-name="gr16" draw:text-style-name="P1" draw:layer="layout" svg:width="0.5cm" svg:height="1.5cm" svg:x="4.4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5cm" svg:height="1.5cm" svg:x="13.5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5cm" svg:height="1.5cm" svg:x="22.5cm" svg:y="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13.68cm" svg:height="0.962cm" svg:x="0.5cm" svg:y="0.5cm">
          <draw:text-box>
            <text:p>When in transpose mode: select transpose key</text:p>
          </draw:text-box>
        </draw:frame>
        <draw:frame draw:style-name="gr5" draw:text-style-name="P4" draw:layer="layout" svg:width="7.327cm" svg:height="12.194cm" svg:x="10.173cm" svg:y="2.5cm">
          <draw:image xlink:href="../keys/keys_transpose_b_flat.png" xlink:type="simple" xlink:show="embed" xlink:actuate="onLoad" draw:mime-type="image/png">
            <text:p/>
          </draw:image>
        </draw:frame>
        <draw:frame draw:style-name="gr5" draw:text-style-name="P4" draw:layer="layout" svg:width="7.327cm" svg:height="12.194cm" svg:x="1cm" svg:y="2.5cm">
          <draw:image xlink:href="../keys/keys_transpose_es.png" xlink:type="simple" xlink:show="embed" xlink:actuate="onLoad" draw:mime-type="image/png">
            <text:p/>
          </draw:image>
        </draw:frame>
        <draw:frame draw:style-name="gr5" draw:text-style-name="P4" draw:layer="layout" svg:width="7.327cm" svg:height="12.194cm" svg:x="19cm" svg:y="2.268cm">
          <draw:image xlink:href="../keys/keys_transpose_high_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972f" draw:marker-start-width="0.2cm" draw:marker-start-center="false" draw:marker-end-width="0.2cm" draw:marker-end-center="false" draw:fill="solid" draw:fill-color="#ff972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cm" svg:stroke-color="#ff972f" draw:marker-start-width="0.5cm" draw:marker-end="Arrowheads_20_3" draw:marker-end-width="0.9cm" draw:marker-end-center="tru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2:20:11.192676366</meta:creation-date>
    <dc:date>2024-03-24T11:39:38.101824426</dc:date>
    <meta:editing-duration>PT58M58S</meta:editing-duration>
    <meta:editing-cycles>20</meta:editing-cycles>
    <meta:generator>LibreOffice/7.6.5.2$Linux_X86_64 LibreOffice_project/60$Build-2</meta:generator>
    <meta:print-date>2024-03-10T09:25:15.963312009</meta:print-date>
    <meta:printed-by>PDF files</meta:printed-by>
    <meta:document-statistic meta:object-count="60"/>
  </office:meta>
</office:document-meta>
</file>